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chtige Kürzel:</text:p>
      <text:p text:style-name="Standard"/>
      <text:p text:style-name="Standard">Gruppe: SNIP</text:p>
      <text:p text:style-name="Standard"/>
      <text:p text:style-name="Standard">Betrag pro Beleg: 10.000.000</text:p>
      <text:p text:style-name="Standard"/>
      <text:p text:style-name="Standard">Toleranzgrenze für Debitor und Kreditor:</text:p>
      <text:p text:style-name="Standard"/>
      <text:p text:style-name="Standard">BelegNr. 180001, 180002 , 14000 bis 14999</text:p>
      <text:p text:style-name="Standard"/>
      <text:p text:style-name="Standard">Debitor: SNID</text:p>
      <text:p text:style-name="Standard"/>
      <text:p text:style-name="Standard">Kreditor: SNIK</text:p>
      <text:p text:style-name="Standard"/>
      <text:p text:style-name="Standard">Hierarchie Controlling: SNIH</text:p>
      <text:p text:style-name="Standard"/>
      <text:p text:style-name="Standard">Sachkonto Kontonummer Rohstoffe 200000 <text:s/>fertig</text:p>
      <text:p text:style-name="Standard">Unfertige Erzeugnisse 210000 <text:s/>fertig</text:p>
      <text:p text:style-name="Standard">Fertige Erzeugnisse 220000 fertig</text:p>
      <text:p text:style-name="Standard"><text:s/>Forderung aus Lieferungen und Leistungen 240000 <text:s/>fertig</text:p>
      <text:p text:style-name="Standard">Vorsteuer 260000 fertig</text:p>
      <text:p text:style-name="Standard"><text:s/>Bank 1 280000 <text:s/>fertig</text:p>
      <text:p text:style-name="Standard">WE/RE-Verrechnung -Fremdbezug- 293000 <text:s/>fertig</text:p>
      <text:p text:style-name="Standard">Verbindlichkeiten aus Lieferungen und Leistungen 440000 <text:s/>fertig</text:p>
      <text:p text:style-name="Standard">Umsatzsteuer 480000 <text:s/>fertig </text:p>
      <text:p text:style-name="Standard">Umsatzerlöse 500000 fertig </text:p>
      <text:p text:style-name="Standard">Bestandsveränderung Fertigerzeugnisse 522000 fertig</text:p>
      <text:p text:style-name="Standard">Bestandsveränderung Verkauf Eigenerzeugnis ohne Kostenart 524000 fertig</text:p>
      <text:p text:style-name="Standard">Ertrag aus Kleindifferenzen Rechnungseingang (MM) 574300 <text:s/>fertig </text:p>
      <text:p text:style-name="Standard">Erträge aus Inventurkorrekturen 574500 <text:s/>fertig </text:p>
      <text:p text:style-name="Standard">Verbrauch Rohstoffe 1 600000 <text:s/>fertig </text:p>
      <text:p text:style-name="Standard">Material Verbrauch/Handelsw. ohne Kontierung 600020 fertig </text:p>
      <text:p text:style-name="Standard">Aufwendungen aus Inventurkorrekturen 694500 <text:s/>fertig </text:p>
      <text:p text:style-name="Standard"/>
      <text:p text:style-name="Standard"/>
      <text:p text:style-name="Standard">Kürzel: </text:p>
      <text:p text:style-name="Standard"/>
      <text:p text:style-name="Standard">Konten hinterlegen FSS0</text:p>
      <text:p text:style-name="Standard"/>
      <text:p text:style-name="Standard">Debitor anlegen FD01</text:p>
      <text:p text:style-name="Standard">Debitorenbuchung Beleg simulieren FB70</text:p>
      <text:p text:style-name="Standard">Beleg buchen FBV0</text:p>
      <text:p text:style-name="Standard">Beleg ansehen FB03</text:p>
      <text:p text:style-name="Standard">Zahlungseingang tätigen F-28</text:p>
      <text:p text:style-name="Standard"/>
      <text:p text:style-name="Standard">Kreditor anlegen FK01</text:p>
      <text:p text:style-name="Standard">Kreditohrrechnung Erfassen Beleg FB60</text:p>
      <text:p text:style-name="Standard">Beleg Buchen: FBV0</text:p>
      <text:p text:style-name="Standard">Zahlung tätigen: F-53</text:p>
      <text:p text:style-name="Standard">Zahlungsbeleg anzeigen: FB0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11:39:04.32</meta:creation-date>
    <dc:date>2018-11-29T08:43:59.68</dc:date>
    <meta:editing-duration>PT8H32M23S</meta:editing-duration>
    <meta:editing-cycles>21</meta:editing-cycles>
    <meta:generator>OpenOffice/4.1.4$Win32 OpenOffice.org_project/414m4$Build-9787</meta:generator>
    <meta:document-statistic meta:table-count="0" meta:image-count="0" meta:object-count="0" meta:page-count="1" meta:paragraph-count="37" meta:word-count="146" meta:character-count="1230"/>
  </office:meta>
</office:document-meta>
</file>